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d09" officeooo:paragraph-rsid="00052d09"/>
    </style:style>
    <style:style style:name="P2" style:family="paragraph" style:parent-style-name="Standard">
      <style:text-properties officeooo:rsid="0006cd46" officeooo:paragraph-rsid="00052d09"/>
    </style:style>
    <style:style style:name="P3" style:family="paragraph" style:parent-style-name="Standard">
      <style:text-properties officeooo:rsid="0006cd46" officeooo:paragraph-rsid="0006cd46"/>
    </style:style>
    <style:style style:name="P4" style:family="paragraph" style:parent-style-name="Standard">
      <style:text-properties officeooo:rsid="00080a09" officeooo:paragraph-rsid="00080a09"/>
    </style:style>
    <style:style style:name="P5" style:family="paragraph" style:parent-style-name="Standard">
      <style:text-properties officeooo:rsid="00088781" officeooo:paragraph-rsid="00088781"/>
    </style:style>
    <style:style style:name="T1" style:family="text">
      <style:text-properties officeooo:rsid="00088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sible trivia questions</text:p>
      <text:p text:style-name="P2"/>
      <text:p text:style-name="P3"/>
      <text:p text:style-name="P3">What small item is Rebecca most likely to hoard?</text:p>
      <text:p text:style-name="P3"/>
      <text:p text:style-name="P3">Paper napkins</text:p>
      <text:p text:style-name="P3">Rubber bands</text:p>
      <text:p text:style-name="P3">Georgia quarters</text:p>
      <text:p text:style-name="P3">Plastic spoons</text:p>
      <text:p text:style-name="P3"/>
      <text:p text:style-name="P3">What did Rebecca mistakenly feed to her late cat, Logan, for two weeks before realizing the mistake?</text:p>
      <text:p text:style-name="P3"/>
      <text:p text:style-name="P3">Dog food</text:p>
      <text:p text:style-name="P4">Breakfast cereal</text:p>
      <text:p text:style-name="P4">Hot dogs</text:p>
      <text:p text:style-name="P4">Steak tartare</text:p>
      <text:p text:style-name="P4"/>
      <text:p text:style-name="P5">What fictional character was Rebecca <text:s/>most compared to when she was small?</text:p>
      <text:p text:style-name="P5">Annie, from the musical “Annie”</text:p>
      <text:p text:style-name="P5">Garfield the Cat</text:p>
      <text:p text:style-name="P5">The Tasmanian Devil</text:p>
      <text:p text:style-name="P5"/>
      <text:p text:style-name="P5"/>
      <text:p text:style-name="P4"/>
      <text:p text:style-name="P4">What language other than English is Rebecca most likely to claim she knows how to speak?</text:p>
      <text:p text:style-name="P4"/>
      <text:p text:style-name="P4">Italian</text:p>
      <text:p text:style-name="P4">Spanish</text:p>
      <text:p text:style-name="P4">Russian</text:p>
      <text:p text:style-name="P4">Greek</text:p>
      <text:p text:style-name="P4"/>
      <text:p text:style-name="P4">Which food did Rebecca recently decide she is allergic to after a series of non-scientific tests?</text:p>
      <text:p text:style-name="P4"/>
      <text:p text:style-name="P4">Carrots</text:p>
      <text:p text:style-name="P4">Pasta</text:p>
      <text:p text:style-name="P4">Chocolate</text:p>
      <text:p text:style-name="P4">Peanuts</text:p>
      <text:p text:style-name="P4"/>
      <text:p text:style-name="P4">Rebecca has an unusual middle name that starts with K. What is it?</text:p>
      <text:p text:style-name="P4"/>
      <text:p text:style-name="P4">Keith</text:p>
      <text:p text:style-name="P4">Kevinisha</text:p>
      <text:p text:style-name="P4">Kale</text:p>
      <text:p text:style-name="P4">Kryptonite</text:p>
      <text:p text:style-name="P3"/>
      <text:p text:style-name="P4">What is Rebecca’s favorite all-purpose gadget for household projects?</text:p>
      <text:p text:style-name="P4"/>
      <text:p text:style-name="P4">Curtain hangers</text:p>
      <text:p text:style-name="P4">Thumbtacks</text:p>
      <text:p text:style-name="P4"><text:soft-page-break/>Scotch tape</text:p>
      <text:p text:style-name="P4">Glue</text:p>
      <text:p text:style-name="P4"/>
      <text:p text:style-name="P4">How many craft projects <text:span text:style-name="T1">has </text:span>Rebecca start<text:span text:style-name="T1">ed</text:span> that are currently “on hold”?</text:p>
      <text:p text:style-name="P4">Too many to count.</text:p>
      <text:p text:style-name="P4">None – I finish ‘em all.</text:p>
      <text:p text:style-name="P5">A respectable handful.</text:p>
      <text:p text:style-name="P4">Crafts? I’d rather rea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2:47:43.908437817</meta:creation-date>
    <dc:date>2017-03-09T23:16:04.024692802</dc:date>
    <meta:editing-duration>PT7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68" meta:character-count="1016" meta:non-whitespace-character-count="886"/>
  </office:meta>
</office:document-meta>
</file>